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5565c" officeooo:paragraph-rsid="0015565c"/>
    </style:style>
    <style:style style:name="P2" style:family="paragraph" style:parent-style-name="Standard">
      <style:text-properties officeooo:rsid="0015565c" officeooo:paragraph-rsid="0018c6de"/>
    </style:style>
    <style:style style:name="P3" style:family="paragraph" style:parent-style-name="Standard" style:list-style-name="L2">
      <style:text-properties officeooo:rsid="0015565c" officeooo:paragraph-rsid="0018c6de"/>
    </style:style>
    <style:style style:name="P4" style:family="paragraph" style:parent-style-name="Standard">
      <style:text-properties fo:font-weight="bold" officeooo:rsid="0018c6de" officeooo:paragraph-rsid="0018c6de" style:font-weight-asian="bold" style:font-weight-complex="bold"/>
    </style:style>
    <style:style style:name="P5" style:family="paragraph" style:parent-style-name="Standard">
      <style:text-properties fo:font-weight="bold" officeooo:rsid="00194cdd" officeooo:paragraph-rsid="00194cdd" style:font-weight-asian="bold" style:font-weight-complex="bold"/>
    </style:style>
    <style:style style:name="P6" style:family="paragraph" style:parent-style-name="Standard" style:list-style-name="L6">
      <style:text-properties fo:font-weight="bold" officeooo:rsid="00194cdd" officeooo:paragraph-rsid="00194cdd" style:font-weight-asian="bold" style:font-weight-complex="bold"/>
    </style:style>
    <style:style style:name="P7" style:family="paragraph" style:parent-style-name="Standard" style:list-style-name="L7">
      <style:text-properties fo:font-weight="bold" officeooo:rsid="00194cdd" officeooo:paragraph-rsid="00194cdd" style:font-weight-asian="bold" style:font-weight-complex="bold"/>
    </style:style>
    <style:style style:name="P8" style:family="paragraph" style:parent-style-name="Standard" style:list-style-name="L2">
      <style:text-properties officeooo:paragraph-rsid="0018c6de"/>
    </style:style>
    <style:style style:name="P9" style:family="paragraph" style:parent-style-name="Standard" style:list-style-name="L3">
      <style:text-properties fo:font-weight="normal" officeooo:rsid="0018c6de" officeooo:paragraph-rsid="0018c6de" style:font-weight-asian="normal" style:font-weight-complex="normal"/>
    </style:style>
    <style:style style:name="P10" style:family="paragraph" style:parent-style-name="Standard">
      <style:text-properties fo:font-weight="normal" officeooo:rsid="0018c6de" officeooo:paragraph-rsid="00194cdd" style:font-weight-asian="normal" style:font-weight-complex="normal"/>
    </style:style>
    <style:style style:name="P11" style:family="paragraph" style:parent-style-name="Standard" style:list-style-name="L3">
      <style:text-properties fo:font-weight="normal" officeooo:rsid="00194cdd" officeooo:paragraph-rsid="00194cdd" style:font-weight-asian="normal" style:font-weight-complex="normal"/>
    </style:style>
    <style:style style:name="P12" style:family="paragraph" style:parent-style-name="Standard">
      <style:text-properties fo:font-weight="normal" officeooo:rsid="00194cdd" officeooo:paragraph-rsid="00194cdd" style:font-weight-asian="normal" style:font-weight-complex="normal"/>
    </style:style>
    <style:style style:name="P13" style:family="paragraph" style:parent-style-name="Standard" style:list-style-name="L2">
      <style:text-properties officeooo:rsid="0018c6de" officeooo:paragraph-rsid="0018c6de"/>
    </style:style>
    <style:style style:name="P14" style:family="paragraph" style:parent-style-name="Standard" style:list-style-name="L7">
      <style:text-properties officeooo:rsid="00194cdd" officeooo:paragraph-rsid="00194cdd"/>
    </style:style>
    <style:style style:name="P15" style:family="paragraph" style:parent-style-name="Standard" style:list-style-name="L7">
      <style:text-properties officeooo:paragraph-rsid="00194cdd"/>
    </style:style>
    <style:style style:name="T1" style:family="text">
      <style:text-properties officeooo:rsid="0017f819"/>
    </style:style>
    <style:style style:name="T2" style:family="text">
      <style:text-properties officeooo:rsid="0018c6de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94cdd" style:font-weight-asian="normal" style:font-weight-complex="normal"/>
    </style:style>
    <style:style style:name="T5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5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Scope: <text:span text:style-name="T3">SuperShine car wash application.</text:span></text:p>
      <text:p text:style-name="P4">Level: <text:span text:style-name="T3">User goal</text:span></text:p>
      <text:p text:style-name="P4">Primary Actor: <text:span text:style-name="T3">Customer</text:span></text:p>
      <text:p text:style-name="P4">Secondary Actor: <text:span text:style-name="T3">Owner</text:span></text:p>
      <text:p text:style-name="P4"><text:span text:style-name="T3"/></text:p>
      <text:p text:style-name="P4">Main success scenario:</text:p>
      <text:list xml:id="list1259337315" text:style-name="L2">
        <text:list-item>
          <text:p text:style-name="P3">Customer inserts card into washmachine <text:span text:style-name="T1">(Types card id)</text:span>.</text:p>
        </text:list-item>
        <text:list-item>
          <text:p text:style-name="P8"><text:span text:style-name="T2">The machine displays the main menu options.</text:span></text:p>
          <text:list>
            <text:list-item>
              <text:p text:style-name="P13">Wash Car.</text:p>
            </text:list-item>
            <text:list-item>
              <text:p text:style-name="P13">Check amont left on card.</text:p>
            </text:list-item>
            <text:list-item>
              <text:p text:style-name="P13">Recharge card.</text:p>
            </text:list-item>
            <text:list-item>
              <text:p text:style-name="P13">Expel card.</text:p>
            </text:list-item>
          </text:list>
        </text:list-item>
        <text:list-item>
          <text:p text:style-name="P8"><text:span text:style-name="T2">Customer picks wash car.</text:span></text:p>
        </text:list-item>
        <text:list-item>
          <text:p text:style-name="P8"><text:span text:style-name="T2">Machine displays the different wash types. </text:span></text:p>
          <text:list>
            <text:list-item>
              <text:p text:style-name="P13">Economy</text:p>
            </text:list-item>
            <text:list-item>
              <text:p text:style-name="P13">Standard</text:p>
            </text:list-item>
            <text:list-item>
              <text:p text:style-name="P13">De Luxe</text:p>
            </text:list-item>
          </text:list>
        </text:list-item>
        <text:list-item>
          <text:p text:style-name="P8"><text:span text:style-name="T2">Customer picks a wash type. </text:span></text:p>
        </text:list-item>
        <text:list-item>
          <text:p text:style-name="P8"><text:span text:style-name="T2">Machine asks if the customer wants a receipt. </text:span></text:p>
        </text:list-item>
        <text:list-item>
          <text:p text:style-name="P8"><text:span text:style-name="T2">Customer answers no. </text:span></text:p>
        </text:list-item>
        <text:list-item>
          <text:p text:style-name="P8"><text:span text:style-name="T2">Machine washes the car. </text:span></text:p>
        </text:list-item>
        <text:list-item>
          <text:p text:style-name="P8"><text:span text:style-name="T2">Returns to main menu.</text:span></text:p>
        </text:list-item>
      </text:list>
      <text:p text:style-name="P1"/>
      <text:p text:style-name="P4">Extensions (or Alternative Flows):</text:p>
      <text:list xml:id="list636931002" text:style-name="L3">
        <text:list-item>
          <text:p text:style-name="P9">At any time the customer can type in an invalid input:</text:p>
          <text:list>
            <text:list-item>
              <text:p text:style-name="P9">The machine notifies the user that the input is invalid and asks for a new input.</text:p>
            </text:list-item>
          </text:list>
        </text:list-item>
        <text:list-item>
          <text:p text:style-name="P9">Customer anwers yes to receipt (Step 7. of main success scenario):</text:p>
          <text:list>
            <text:list-item>
              <text:p text:style-name="P9">Machine performs step 8. prints receipt and then step 9.</text:p>
            </text:list-item>
          </text:list>
        </text:list-item>
        <text:list-item>
          <text:p text:style-name="P9">Customer buys a car wash on a weekday before 2:00 pm:</text:p>
          <text:list>
            <text:list-item>
              <text:p text:style-name="P9">Machine displays early bird discount on <text:s/>economy and standard wash types.</text:p>
            </text:list-item>
            <text:list-item>
              <text:p text:style-name="P9">This is also displayed on the receipt if the customer wants one.</text:p>
            </text:list-item>
          </text:list>
        </text:list-item>
        <text:list-item>
          <text:p text:style-name="P9">Customer picks ‘check amount left on card’ in step 2.</text:p>
          <text:list>
            <text:list-item>
              <text:p text:style-name="P9">Machine displays card info.</text:p>
            </text:list-item>
            <text:list-item>
              <text:p text:style-name="P9">Machine prompts the customer to press Enter to return to main menu.</text:p>
            </text:list-item>
          </text:list>
        </text:list-item>
        <text:list-item>
          <text:p text:style-name="P9">Customer picks recharge card.</text:p>
          <text:list>
            <text:list-item>
              <text:p text:style-name="P11">Machine prompts the user to type an amount between 0-1000.</text:p>
            </text:list-item>
            <text:list-item>
              <text:p text:style-name="P11">Repeat previous step until entered amount is in the valid range.</text:p>
            </text:list-item>
            <text:list-item>
              <text:p text:style-name="P11">Machine inserts amount on the customers card.</text:p>
            </text:list-item>
            <text:list-item>
              <text:p text:style-name="P11">Machine displays card info.</text:p>
            </text:list-item>
          </text:list>
        </text:list-item>
        <text:list-item>
          <text:p text:style-name="P11">Customer picks expel card.</text:p>
          <text:list>
            <text:list-item>
              <text:p text:style-name="P11">Machine expels the card.</text:p>
            </text:list-item>
            <text:list-item>
              <text:p text:style-name="P11">Displays ‘Good Bye’.</text:p>
            </text:list-item>
            <text:list-item>
              <text:p text:style-name="P11">Machine is now ready for a new customer and waits for an id to by typed.</text:p>
            </text:list-item>
          </text:list>
        </text:list-item>
      </text:list>
      <text:p text:style-name="P12"/>
      <text:p text:style-name="P12"/>
      <text:p text:style-name="P12"/>
      <text:p text:style-name="P12"/>
      <text:p text:style-name="P12"/>
      <text:p text:style-name="P12"/>
      <text:p text:style-name="P5"><text:soft-page-break/>Admin mode:</text:p>
      <text:list xml:id="list2232671125" text:style-name="L6">
        <text:list-item>
          <text:p text:style-name="P6"><text:span text:style-name="T3">The machine is booted in ‘admin’ mode.</text:span></text:p>
        </text:list-item>
        <text:list-item>
          <text:p text:style-name="P6"><text:span text:style-name="T3">The machine displays the admin menu.</text:span></text:p>
          <text:list>
            <text:list-item>
              <text:p text:style-name="P6"><text:span text:style-name="T3">Show all data.</text:span></text:p>
            </text:list-item>
            <text:list-item>
              <text:p text:style-name="P6"><text:span text:style-name="T3">Show sales statistics.</text:span></text:p>
            </text:list-item>
          </text:list>
        </text:list-item>
        <text:list-item>
          <text:p text:style-name="P6"><text:span text:style-name="T3">Owner picks show all data.</text:span></text:p>
        </text:list-item>
        <text:list-item>
          <text:p text:style-name="P6"><text:span text:style-name="T3">Machine displays all data.</text:span></text:p>
        </text:list-item>
        <text:list-item>
          <text:p text:style-name="P6"><text:span text:style-name="T3">Prompts owner to press Enter to return to admin menu.</text:span></text:p>
        </text:list-item>
      </text:list>
      <text:p text:style-name="P5"><text:span text:style-name="T3"/></text:p>
      <text:p text:style-name="P5">Alternative paths in admin mode:</text:p>
      <text:list xml:id="list1539478578" text:style-name="L7">
        <text:list-item>
          <text:p text:style-name="P15"><text:span text:style-name="T4">Owner picks show sales statistics.</text:span></text:p>
        </text:list-item>
        <text:list-item>
          <text:p text:style-name="P14"><text:span text:style-name="T3">Machine displays sales statistics.</text:span></text:p>
        </text:list-item>
        <text:list-item>
          <text:p text:style-name="P7"><text:span text:style-name="T3">Prompts owner to press Enter to return to admin menu.</text:span></text:p>
        </text:list-item>
      </text:list>
      <text:p text:style-name="P10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>
      <style:text-properties fo:font-weight="normal" style:font-weight-asian="normal" style:font-weight-complex="norm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3T16:33:01.916697347</meta:creation-date>
    <dc:date>2020-03-17T07:08:40.242571929</dc:date>
    <meta:editing-duration>PT15M22S</meta:editing-duration>
    <meta:editing-cycles>4</meta:editing-cycles>
    <meta:generator>LibreOffice/6.0.7.3$Linux_X86_64 LibreOffice_project/00m0$Build-3</meta:generator>
    <meta:document-statistic meta:table-count="0" meta:image-count="0" meta:object-count="0" meta:page-count="2" meta:paragraph-count="53" meta:word-count="365" meta:character-count="1970" meta:non-whitespace-character-count="1697"/>
  </office:meta>
</office:document-meta>
</file>